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March 20, 2022 (12:57: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nope"</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false</text:span></text:p>
          </table:table-cell>
          <table:table-cell table:style-name="TableRowCell" office:value-type="string">
            <text:p text:style-name="P9"><text:span text:style-name="DecValTok">0</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6:57:56Z</meta:creation-date>
    <dc:date>2022-03-20T16:57:56Z</dc:date>
    <meta:user-defined meta:name="date" meta:value-type="string">March  20, 2022 (12:57: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